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2cm"/>
    </style:style>
    <style:style style:name="co3" style:family="table-column">
      <style:table-column-properties fo:break-before="auto" style:column-width="27.055cm"/>
    </style:style>
    <style:style style:name="co4" style:family="table-column">
      <style:table-column-properties fo:break-before="auto" style:column-width="4.82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font-name="Arial" fo:font-weight="normal" style:font-name-asian="ＭＳ Ｐゴシック" style:font-weight-asian="normal" style:font-name-complex="Lucida Sans" style:font-weight-complex="normal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 fo:font-weight="normal" style:font-name-asian="ＭＳ Ｐゴシック" style:font-weight-asian="normal" style:font-name-complex="Lucida Sans" style:font-weight-complex="normal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 fo:font-weight="bold" style:font-name-asian="ＭＳ Ｐゴシック" style:font-weight-asian="bold" style:font-name-complex="Lucida Sans" style:font-weight-complex="bold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row table:style-name="ro1">
          <table:table-cell table:style-name="ce1" office:value-type="string">
            <text:p>S.No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Work</text:p>
          </table:table-cell>
          <table:table-cell table:style-name="ce1" office:value-type="string">
            <text:p>Hours Spent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4" office:value-type="string">
            <text:p>10/02/2020</text:p>
          </table:table-cell>
          <table:table-cell table:style-name="ce2" office:value-type="string">
            <text:p>IOS Environmental Setup &amp;&amp; (ML/DA ) API implementation &amp; AWS support</text:p>
          </table:table-cell>
          <table:table-cell table:style-name="ce2" office:value-type="string">
            <text:p>16hrs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5" office:value-type="string">
            <text:p>11/02/2020</text:p>
          </table:table-cell>
          <table:table-cell table:style-name="ce2" office:value-type="string">
            <text:p>IONIC IOS “Resource not found issue fix” &amp;&amp; <text:s/>(ML/DA ) API implementation &amp; AWS support</text:p>
          </table:table-cell>
          <table:table-cell table:style-name="ce6" office:value-type="string">
            <text:p>16hrs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5" office:value-type="string">
            <text:p>12/02/2020</text:p>
          </table:table-cell>
          <table:table-cell table:style-name="ce2" office:value-type="string">
            <text:p>IONIC IOS “File Transfer issue fix” &amp;&amp; IOS Razor Pay implementation IONIC Profile Pic upload implementation.&amp;&amp; IONIC checkbox issue fix &amp; Virtual scroll KT &amp; AWS support</text:p>
          </table:table-cell>
          <table:table-cell table:style-name="ce6" office:value-type="string">
            <text:p>24hrs</text:p>
          </table:table-cell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4" office:value-type="string">
            <text:p>13/02/2020</text:p>
          </table:table-cell>
          <table:table-cell table:style-name="ce6" office:value-type="string">
            <text:p>IONIC IOS WORD &amp; PICTURE upload implemented commit. &amp; Advertisement API Implementation &amp; Motto data insertion <text:span text:style-name="T1">&amp; AWS support</text:span></text:p>
          </table:table-cell>
          <table:table-cell table:style-name="ce6" office:value-type="string">
            <text:p>20hrs</text:p>
          </table:table-cell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4" office:value-type="string">
            <text:p>14/02/2020</text:p>
          </table:table-cell>
          <table:table-cell table:style-name="ce2" office:value-type="string">
            <text:p>IONIC IOS VIDEO / AUDIO upload implemented , Android tested , mobile tested &amp; Advertisement API Implementation &amp; AWS support</text:p>
          </table:table-cell>
          <table:table-cell table:style-name="ce6" office:value-type="string">
            <text:p>16hrs</text:p>
          </table:table-cell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4" office:value-type="string">
            <text:p>15/02/2020</text:p>
          </table:table-cell>
          <table:table-cell table:style-name="ce2" office:value-type="string">
            <text:p>Saturday-Office support</text:p>
          </table:table-cell>
          <table:table-cell table:style-name="ce6" office:value-type="string">
            <text:p>20hrs</text:p>
          </table:table-cell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4" office:value-type="string">
            <text:p>17/02/2020</text:p>
          </table:table-cell>
          <table:table-cell table:style-name="ce2" office:value-type="string">
            <text:p>IONIC IOS issue fix and development,upload and fetch advertisement</text:p>
          </table:table-cell>
          <table:table-cell table:style-name="ce6" office:value-type="string">
            <text:p>16hrs</text:p>
          </table:table-cell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4" office:value-type="string">
            <text:p>18/02/2020</text:p>
          </table:table-cell>
          <table:table-cell table:style-name="ce2" office:value-type="string">
            <text:p>IONIC IOS Duration issue &amp; Create Advertisement changes &amp;&amp; AWS Issue Analysis</text:p>
          </table:table-cell>
          <table:table-cell table:style-name="ce6" office:value-type="string">
            <text:p>16hrs</text:p>
          </table:table-cell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4" office:value-type="string">
            <text:p>19/02/2020</text:p>
          </table:table-cell>
          <table:table-cell table:style-name="ce2" office:value-type="string">
            <text:p>IOS BUILD &amp; Advertisement Issue fix &amp; Office Support </text:p>
          </table:table-cell>
          <table:table-cell table:style-name="ce6" office:value-type="string">
            <text:p>24hrs</text:p>
          </table:table-cell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4" office:value-type="string">
            <text:p>20/02/2020</text:p>
          </table:table-cell>
          <table:table-cell table:style-name="ce2" office:value-type="string">
            <text:p>IOS Video, Audio duration issue fix &amp;&amp; IOS MR check and IPA file generation &amp;&amp; AWS Cloudfront RD</text:p>
          </table:table-cell>
          <table:table-cell table:style-name="ce6" office:value-type="string">
            <text:p>24hrs</text:p>
          </table:table-cell>
        </table:table-row>
        <table:table-row table:style-name="ro1">
          <table:table-cell table:number-columns-repeated="2"/>
          <table:table-cell table:style-name="ce7" office:value-type="string">
            <text:p>Total</text:p>
          </table:table-cell>
          <table:table-cell table:style-name="ce8" office:value-type="string">
            <text:p>192hrs</text:p>
          </table:table-cell>
        </table:table-row>
        <table:table-row table:style-name="ro1" table:number-rows-repeated="1048563">
          <table:table-cell table:number-columns-repeated="4"/>
        </table:table-row>
        <table:table-row table:style-name="ro1">
          <table:table-cell table:number-columns-repeated="4"/>
        </table:table-row>
      </table:table>
      <table:database-ranges>
        <table:database-range table:name="__Anonymous_Sheet_DB__0" table:target-range-address="Sheet1.A12:Sheet1.D12" table:display-filter-buttons="true"/>
        <table:database-range table:name="__Anonymous_Sheet_DB__1" table:target-range-address="Sheet1.A12:Sheet1.A1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1">2020/02/21</text:date>, <text:time>10:10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7T09:51:04.74</meta:creation-date>
    <dc:date>2020-02-21T10:10:18.54</dc:date>
    <meta:editing-duration>PT2H8M25S</meta:editing-duration>
    <meta:editing-cycles>167</meta:editing-cycles>
    <meta:generator>OpenOffice/4.1.2$Win32 OpenOffice.org_project/412m3$Build-9782</meta:generator>
    <meta:document-statistic meta:table-count="1" meta:cell-count="46" meta:object-count="0"/>
  </office:meta>
</office:document-meta>
</file>